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81267706850001238"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Bitch Slap</text:p>
                  <text:list>
                    <text:list-item>
                      <text:p text:style-name="P1">The brawler</text:p>
                    </text:list-item>
                    <text:list-item>
                      <text:p text:style-name="P1">The apprentice</text:p>
                    </text:list-item>
                    <text:list-item>
                      <text:p text:style-name="P1"/>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Bitch Slap to let you in for free. You only get one chance, though.</text:p>
                    </text:list-item>
                  </text:list>
                </text:list-item>
                <text:list-item>
                  <text:p text:style-name="P1">Take a Kanedos style martial arts class</text:p>
                  <text:list>
                    <text:list-item>
                      <text:p text:style-name="P1"><text:soft-page-break/></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
                </text:list-item>
              </text:list>
            </text:list-item>
            <text:list-item>
              <text:p text:style-name="P1"><text:soft-page-break/>taste the electric fruit of Luneda</text:p>
            </text:list-item>
            <text:list-item>
              <text:p text:style-name="P1">see the electric storms of luneda</text:p>
            </text:list-item>
            <text:list-item>
              <text:p text:style-name="P1">see the mercury fighting pits</text:p>
            </text:list-item>
            <text:list-item>
              <text:p text:style-name="P1">take a kanedos martial arts class</text:p>
            </text:list-item>
            <text:list-item>
              <text:p text:style-name="P1">visit the crater valley on kanedos</text:p>
            </text:list-item>
            <text:list-item>
              <text:p text:style-name="P1">visit the galaxy's largest library on tyrianne</text:p>
            </text:list-item>
            <text:list-item>
              <text:p text:style-name="P1">buy a sunstone</text:p>
            </text:list-item>
            <text:list-item>
              <text:p text:style-name="P1">see the alien philosophers of tyrianne</text:p>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item>
            <text:list-item>
              <text:p text:style-name="P1">climb the highest tree in kaprika</text:p>
            </text:list-item>
            <text:list-item>
              <text:p text:style-name="P1">visit brother's grave on alinad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10</meta:editing-cycles>
    <meta:creation-date>2015-08-11T14:17:00</meta:creation-date>
    <dc:date>2015-08-23T21:46:54.44</dc:date>
    <meta:editing-duration>P5DT1H21M38S</meta:editing-duration>
    <meta:generator>OpenOffice/4.1.1$Win32 OpenOffice.org_project/411m6$Build-9775</meta:generator>
    <meta:document-statistic meta:table-count="0" meta:image-count="0" meta:object-count="0" meta:page-count="5" meta:paragraph-count="93" meta:word-count="998" meta:character-count="53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